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90.49mm"/>
    </style:style>
    <style:style style:name="co2" style:family="table-column">
      <style:table-column-properties fo:break-before="auto" style:column-width="262.04mm"/>
    </style:style>
    <style:style style:name="co3" style:family="table-column">
      <style:table-column-properties fo:break-before="auto" style:column-width="257.99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4" style:family="table-cell" style:parent-style-name="Default">
      <style:text-properties fo:color="#ff8000"/>
    </style:style>
    <style:style style:name="ce5" style:family="table-cell" style:parent-style-name="Default">
      <style:text-properties fo:color="#f10d0c"/>
    </style:style>
    <style:style style:name="ce2" style:family="table-cell" style:parent-style-name="Default">
      <style:text-properties style:use-window-font-color="true"/>
    </style:style>
  </office:automatic-styles>
  <office:body>
    <office:spreadsheet>
      <table:calculation-settings table:automatic-find-labels="false" table:use-regular-expressions="false" table:use-wildcards="true"/>
      <table:table table:name="big"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DMA_CMA</text:p>
          </table:table-cell>
          <table:table-cell office:value-type="string" calcext:value-type="string">
            <text:p>This enables the Contiguous Memory Allocator which allows drivers to allocate big physically-contiguous blocks of memory for use with hardware components that do not support I/O map nor scatter-gather. <text:s/>You can disable CMA by specifying "cma=0" on the kernel's command line. <text:s/>For more information see &lt;include/linux/dma-contiguous.h&gt;. If unsure, say "n".</text:p>
          </table:table-cell>
          <table:table-cell table:number-columns-repeated="1022"/>
        </table:table-row>
        <table:table-row table:style-name="ro1">
          <table:table-cell office:value-type="string" calcext:value-type="string">
            <text:p>SCSI_IZIP_SLOW_CTR</text:p>
          </table:table-cell>
          <table:table-cell office:value-type="string" calcext:value-type="string">
            <text:p>Some parallel ports are known to have excessive delays between changing the parallel port control register and good data being available on the parallel port data/status register. This option forces a small delay (1.0 usec to be exact) after changing the control register to let things settle out. Enabling this option may result in a big drop in performance but some very old parallel ports (found in 386 vintage machines) will not work properly. <text:s/>Generally, saying N is fine.</text:p>
          </table:table-cell>
          <table:table-cell table:number-columns-repeated="1022"/>
        </table:table-row>
        <table:table-row table:style-name="ro1">
          <table:table-cell office:value-type="string" calcext:value-type="string">
            <text:p>TUN_VNET_CROSS_LE</text:p>
          </table:table-cell>
          <table:table-cell office:value-type="string" calcext:value-type="string">
            <text:p>This option allows TUN/TAP and MACVTAP device drivers in a little-endian kernel to parse vnet headers that come from a big-endian legacy virtio device. <text:s/>Userspace programs can control the feature using the TUNSETVNETBE and TUNGETVNETBE ioctls. <text:s/>Unless you have a little-endian system hosting a big-endian virtual machine with a legacy virtio NIC, you should say N.</text:p>
          </table:table-cell>
          <table:table-cell table:number-columns-repeated="1022"/>
        </table:table-row>
        <table:table-row table:style-name="ro1">
          <table:table-cell office:value-type="string" calcext:value-type="string">
            <text:p>JOYSTICK_XPAD_LEDS</text:p>
          </table:table-cell>
          <table:table-cell office:value-type="string" calcext:value-type="string">
            <text:p>This option enables support for the LED which surrounds the Big X on XBox 360 controller.</text:p>
          </table:table-cell>
          <table:table-cell table:number-columns-repeated="1022"/>
        </table:table-row>
        <table:table-row table:style-name="ro1">
          <table:table-cell table:style-name="ce4" office:value-type="string" calcext:value-type="string">
            <text:p>IOP_WATCHDOG</text:p>
          </table:table-cell>
          <table:table-cell table:style-name="ce4" office:value-type="string" calcext:value-type="string">
            <text:p>Say Y here if to include support for the watchdog timer in the Intel IOP3XX &amp; IOP13XX I/O Processors. <text:s/>This driver can be built as a module by choosing M. The module will be called iop_wdt. <text:s/>Note: The IOP13XX watchdog does an Internal Bus Reset which will affect both cores and the peripherals of the IOP. <text:s/>The ATU-X and/or ATUe configuration registers will remain intact, but if operating as an Root Complex and/or Central Resource, the PCI-X and/or PCIe busses will also be reset. <text:s/>THIS IS A VERY BIG HAMMER.</text:p>
          </table:table-cell>
          <table:table-cell table:style-name="ce4" table:number-columns-repeated="1022"/>
        </table:table-row>
        <table:table-row table:style-name="ro1">
          <table:table-cell office:value-type="string" calcext:value-type="string">
            <text:p>DVB_USB_DIB0700</text:p>
          </table:table-cell>
          <table:table-cell office:value-type="string" calcext:value-type="string">
            <text:p>Support for USB2.0/1.1 DVB receivers based on the DiB0700 USB bridge. The USB bridge is also present in devices having the DiB7700 DVB-T-USB silicon. This chip can be found in devices offered by Hauppauge, Avermedia and other big and small companies. <text:s/>For an up-to-date list of devices supported by this driver, have a look on the LinuxTV Wiki at www.linuxtv.org. <text:s/>Say Y if you own such a device and want to use it. You should build it as a module.</text:p>
          </table:table-cell>
          <table:table-cell table:number-columns-repeated="1022"/>
        </table:table-row>
        <table:table-row table:style-name="ro1">
          <table:table-cell table:style-name="ce5" office:value-type="string" calcext:value-type="string">
            <text:p>FB_FOREIGN_ENDIAN</text:p>
          </table:table-cell>
          <table:table-cell table:style-name="ce5" office:value-type="string" calcext:value-type="string">
            <text:p>This menu will let you enable support for the framebuffers with non-native endianness (e.g. Little-Endian framebuffer on a Big-Endian machine). Most probably you don't have such hardware, so it's safe to say n here.</text:p>
          </table:table-cell>
          <table:table-cell table:style-name="ce5" table:number-columns-repeated="1022"/>
        </table:table-row>
        <table:table-row table:style-name="ro1">
          <table:table-cell office:value-type="string" calcext:value-type="string">
            <text:p>USB_OHCI_HCD_PPC_OF_BE</text:p>
          </table:table-cell>
          <table:table-cell office:value-type="string" calcext:value-type="string">
            <text:p>Enables support for big-endian USB controllers present on the OpenFirmware platform bus.</text:p>
          </table:table-cell>
          <table:table-cell table:number-columns-repeated="1022"/>
        </table:table-row>
        <table:table-row table:style-name="ro1">
          <table:table-cell office:value-type="string" calcext:value-type="string">
            <text:p>MMC_SDHCI_BIG_ENDIAN_32BIT_BYTE_SWAPPER</text:p>
          </table:table-cell>
          <table:table-cell office:value-type="string" calcext:value-type="string">
            <text:p>This option is selected by drivers running on big endian hosts and performing I/O to a SDHCI controller through a bus that implements a hardware byte swapper using a 32-bit datum. This endian mapping mode is called "data invariance" and has the effect of scrambling the addresses and formats of data accessed in sizes other than the datum size. <text:s/>This is the case for the Nintendo Wii SDHCI.</text:p>
          </table:table-cell>
          <table:table-cell table:number-columns-repeated="1022"/>
        </table:table-row>
        <table:table-row table:style-name="ro1">
          <table:table-cell table:style-name="ce5" office:value-type="string" calcext:value-type="string">
            <text:p>LEDS_NETXBIG</text:p>
          </table:table-cell>
          <table:table-cell table:style-name="ce5" office:value-type="string" calcext:value-type="string">
            <text:p>This option enable support for LEDs found on the LaCie 2Big and 5Big Network v2 boards. The LEDs are wired to a CPLD and are controlled through a GPIO extension bus.</text:p>
          </table:table-cell>
          <table:table-cell table:style-name="ce5" table:number-columns-repeated="1022"/>
        </table:table-row>
        <table:table-row table:style-name="ro1">
          <table:table-cell office:value-type="string" calcext:value-type="string">
            <text:p>ARM_BIG_LITTLE_CPUIDLE</text:p>
          </table:table-cell>
          <table:table-cell office:value-type="string" calcext:value-type="string">
            <text:p>Select this option to enable CPU idle driver for big.LITTLE based ARM systems. Driver manages CPUs coordination through MCPM and define different C-states for little and big cores through the multiple CPU idle drivers infrastructure.</text:p>
          </table:table-cell>
          <table:table-cell table:number-columns-repeated="1022"/>
        </table:table-row>
        <table:table-row table:style-name="ro1">
          <table:table-cell office:value-type="string" calcext:value-type="string">
            <text:p>ARM_BIG_LITTLE_CPUFREQ</text:p>
          </table:table-cell>
          <table:table-cell office:value-type="string" calcext:value-type="string">
            <text:p>This enables the Generic CPUfreq driver for ARM big.LITTLE platforms.</text:p>
          </table:table-cell>
          <table:table-cell table:number-columns-repeated="1022"/>
        </table:table-row>
        <table:table-row table:style-name="ro1">
          <table:table-cell office:value-type="string" calcext:value-type="string">
            <text:p>ARM_DT_BL_CPUFREQ</text:p>
          </table:table-cell>
          <table:table-cell office:value-type="string" calcext:value-type="string">
            <text:p>This enables probing via DT for Generic CPUfreq driver for ARM big.LITTLE platform. This gets frequency tables from DT.</text:p>
          </table:table-cell>
          <table:table-cell table:number-columns-repeated="1022"/>
        </table:table-row>
        <table:table-row table:style-name="ro1">
          <table:table-cell office:value-type="string" calcext:value-type="string">
            <text:p>ARM_VEXPRESS_SPC_CPUFREQ</text:p>
          </table:table-cell>
          <table:table-cell office:value-type="string" calcext:value-type="string">
            <text:p>This add the CPUfreq driver support for Versatile Express big.LITTLE platforms using SPC for power management.</text:p>
          </table:table-cell>
          <table:table-cell table:number-columns-repeated="1022"/>
        </table:table-row>
        <table:table-row table:style-name="ro1">
          <table:table-cell office:value-type="string" calcext:value-type="string">
            <text:p>ARM_SCPI_CPUFREQ</text:p>
          </table:table-cell>
          <table:table-cell office:value-type="string" calcext:value-type="string">
            <text:p>This adds the CPUfreq driver support for ARM big.LITTLE platforms using SCPI protocol for CPU power management. <text:s/>This driver uses SCPI Message Protocol driver to interact with the firmware providing the CPU DVFS functionality.</text:p>
          </table:table-cell>
          <table:table-cell table:number-columns-repeated="1022"/>
        </table:table-row>
        <table:table-row table:style-name="ro1">
          <table:table-cell table:style-name="ce2" office:value-type="string" calcext:value-type="string">
            <text:p>UNUSED_SYMBOLS</text:p>
          </table:table-cell>
          <table:table-cell table:style-name="ce2" office:value-type="string" calcext:value-type="string">
            <text:p>Unused but exported symbols make the kernel needlessly bigger. <text:s/>For that reason most of these unused exports will soon be removed. <text:s/>This option is provided temporarily to provide a transition period in case some external kernel module needs one of these symbols anyway. If you encounter such a case in your module, consider if you are actually using the right API. <text:s/>(rationale: since nobody in the kernel is using this in a module, there is a pretty good chance it's actually the wrong interface to use). <text:s/>If you really need the symbol, please send a mail to the linux kernel mailing list mentioning the symbol and why you really need it, and what the merge plan to the mainline kernel for your module is.</text:p>
          </table:table-cell>
          <table:table-cell table:style-name="ce2" table:number-columns-repeated="1022"/>
        </table:table-row>
        <table:table-row table:style-name="ro1">
          <table:table-cell table:style-name="ce2" office:value-type="string" calcext:value-type="string">
            <text:p>DEBUG_PAGEALLOC</text:p>
          </table:table-cell>
          <table:table-cell table:style-name="ce2" office:value-type="string" calcext:value-type="string">
            <text:p>Unmap pages from the kernel linear mapping after free_pages(). Depending on runtime enablement, this results in a small or large slowdown, but helps to find certain types of memory corruption. <text:s/>For architectures which don't enable ARCH_SUPPORTS_DEBUG_PAGEALLOC, fill the pages with poison patterns after free_pages() and verify the patterns before alloc_pages(). <text:s/>Additionally, this option cannot be enabled in combination with hibernation as that would result in incorrect warnings of memory corruption after a resume because free pages are not saved to the suspend image. <text:s/>By default this option will have a small overhead, e.g. by not allowing the kernel mapping to be backed by large pages on some architectures. Even bigger overhead comes when the debugging is enabled by DEBUG_PAGEALLOC_ENABLE_DEFAULT or the debug_pagealloc command line parameter.</text:p>
          </table:table-cell>
          <table:table-cell table:style-name="ce2" table:number-columns-repeated="1022"/>
        </table:table-row>
        <table:table-row table:style-name="ro1">
          <table:table-cell office:value-type="string" calcext:value-type="string">
            <text:p>KASAN_INLINE</text:p>
          </table:table-cell>
          <table:table-cell office:value-type="string" calcext:value-type="string">
            <text:p>Compiler directly inserts code checking shadow memory before memory accesses. This is faster than outline (in some workloads it gives about x2 boost over outline instrumentation), but make kernel's .text size much bigger. This requires a gcc version of 5.0 or later.</text:p>
          </table:table-cell>
          <table:table-cell table:number-columns-repeated="1022"/>
        </table:table-row>
        <table:table-row table:style-name="ro1">
          <table:table-cell table:style-name="ce5" office:value-type="string" calcext:value-type="string">
            <text:p>DEBUG_BLOCK_EXT_DEVT</text:p>
          </table:table-cell>
          <table:table-cell table:style-name="ce5" office:value-type="string" calcext:value-type="string">
            <text:p>BIG FAT WARNING: ENABLING THIS OPTION MIGHT BREAK BOOTING ON SOME DISTRIBUTIONS. <text:s/>DO NOT ENABLE THIS UNLESS YOU KNOW WHAT YOU ARE DOING. <text:s/>Distros, please enable this and fix whatever is broken. <text:s/>Conventionally, block device numbers are allocated from predetermined contiguous area. <text:s/>However, extended block area may introduce non-contiguous block device numbers. <text:s/>This option forces most block device numbers to be allocated from the extended space and spreads them to discover kernel or userland code paths which assume predetermined contiguous device number allocation. <text:s/>Note that turning on this debug option shuffles all the device numbers for all IDE and SCSI devices including libata ones, so root partition specified using device number directly (via rdev or root=MAJ:MIN) won't work anymore. Textual device names (root=/dev/sdXn) will continue to work. <text:s/>Say N if you are unsure.</text:p>
          </table:table-cell>
          <table:table-cell table:style-name="ce5" table:number-columns-repeated="1022"/>
        </table:table-row>
        <table:table-row table:style-name="ro1">
          <table:table-cell table:style-name="ce2" office:value-type="string" calcext:value-type="string">
            <text:p>KERNEL_LZO</text:p>
          </table:table-cell>
          <table:table-cell table:style-name="ce2" office:value-type="string" calcext:value-type="string">
            <text:p>Its compression ratio is the poorest among the choices. The kernel size is about 10% bigger than gzip</text:p>
          </table:table-cell>
          <table:table-cell table:style-name="ce2" office:value-type="string" calcext:value-type="string">
            <text:p><text:s/>however its speed (both compression and decompression) is the fastest.</text:p>
          </table:table-cell>
          <table:table-cell table:style-name="ce2" table:number-columns-repeated="1021"/>
        </table:table-row>
        <table:table-row table:style-name="ro1">
          <table:table-cell table:style-name="ce2" office:value-type="string" calcext:value-type="string">
            <text:p>KERNEL_LZ4</text:p>
          </table:table-cell>
          <table:table-cell table:style-name="ce2" office:value-type="string" calcext:value-type="string">
            <text:p>LZ4 is an LZ77-type compressor with a fixed, byte-oriented encoding. A preliminary version of LZ4 de/compression tool is available at &lt;https://code.google.com/p/lz4/&gt;. <text:s/>Its compression ratio is worse than LZO. The size of the kernel is about 8% bigger than LZO. But the decompression speed is faster than LZO.</text:p>
          </table:table-cell>
          <table:table-cell table:style-name="ce2" table:number-columns-repeated="1022"/>
        </table:table-row>
        <table:table-row table:style-name="ro1">
          <table:table-cell office:value-type="string" calcext:value-type="string">
            <text:p>MEMCG_SWAP_ENABLED</text:p>
          </table:table-cell>
          <table:table-cell office:value-type="string" calcext:value-type="string">
            <text:p>Memory Resource Controller Swap Extension comes with its price in a bigger memory consumption. General purpose distribution kernels which want to enable the feature but keep it disabled by default and let the user enable it by swapaccount=1 boot command line parameter should have this option unselected. For those who want to have the feature enabled by default should select this option (if, for some reason, they need to disable it then swapaccount=0 does the trick).</text:p>
          </table:table-cell>
          <table:table-cell table:number-columns-repeated="1022"/>
        </table:table-row>
        <table:table-row table:style-name="ro1">
          <table:table-cell table:style-name="ce2" office:value-type="string" calcext:value-type="string">
            <text:p>INITRAMFS_COMPRESSION_LZO</text:p>
          </table:table-cell>
          <table:table-cell table:style-name="ce2" office:value-type="string" calcext:value-type="string">
            <text:p>It's compression ratio is the second poorest amongst the choices. The kernel size is about 10% bigger than gzip. Despite that, it's decompression speed is the second fastest and it's compression speed is quite fast too. <text:s/>If you choose this, keep in mind that you may need to install the lzop tool to be able to compress the initram.</text:p>
          </table:table-cell>
          <table:table-cell table:style-name="ce2" table:number-columns-repeated="1022"/>
        </table:table-row>
        <table:table-row table:style-name="ro1">
          <table:table-cell table:style-name="ce2" office:value-type="string" calcext:value-type="string">
            <text:p>INITRAMFS_COMPRESSION_LZ4</text:p>
          </table:table-cell>
          <table:table-cell table:style-name="ce2" office:value-type="string" calcext:value-type="string">
            <text:p>It's compression ratio is the poorest amongst the choices. The kernel size is about 15% bigger than gzip</text:p>
          </table:table-cell>
          <table:table-cell table:style-name="ce2" office:value-type="string" calcext:value-type="string">
            <text:p><text:s/>however its decompression speed is the fastest. <text:s/>If you choose this, keep in mind that most distros don't provide lz4 by default which could cause a build failure.</text:p>
          </table:table-cell>
          <table:table-cell table:style-name="ce2" table:number-columns-repeated="1021"/>
        </table:table-row>
        <table:table-row table:style-name="ro1">
          <table:table-cell office:value-type="string" calcext:value-type="string">
            <text:p>CMA</text:p>
          </table:table-cell>
          <table:table-cell office:value-type="string" calcext:value-type="string">
            <text:p>This enables the Contiguous Memory Allocator which allows other subsystems to allocate big physically-contiguous blocks of memory. CMA reserves a region of memory and allows only movable pages to be allocated from it. This way, the kernel can use the memory for pagecache and when a subsystem requests for contiguous area, the allocated pages are migrated away to serve the contiguous request. <text:s/>If unsure, say "n".</text:p>
          </table:table-cell>
          <table:table-cell table:number-columns-repeated="1022"/>
        </table:table-row>
        <table:table-row table:style-name="ro1">
          <table:table-cell office:value-type="string" calcext:value-type="string">
            <text:p>IP_VS_TAB_BITS</text:p>
          </table:table-cell>
          <table:table-cell office:value-type="string" calcext:value-type="string">
            <text:p>The IPVS connection hash table uses the chaining scheme to handle hash collisions. Using a big IPVS connection hash table will greatly reduce conflicts when there are hundreds of thousands of connections in the hash table. <text:s/>Note the table size must be power of 2. The table size will be the value of 2 to the your input number power. The number to choose is from 8 to 20, the default number is 12, which means the table size is 4096. Don't input the number too small, otherwise you will lose performance on it. You can adapt the table size yourself, according to your virtual server application. It is good to set the table size not far less than the number of connections per second multiplying average lasting time of connection in the table. <text:s/>For example, your virtual server gets 200 connections per second, the connection lasts for 200 seconds in average in the connection table, the table size should be not far less than 200x200, it is good to set the table size 32768 (2**15). <text:s/>Another note that each connection occupies 128 bytes effectively and each hash entry uses 8 bytes, so you can estimate how much memory is needed for your box. <text:s/>You can overwrite this number setting conn_tab_bits module parameter or by appending ip_vs.conn_tab_bits=? to the kernel command line if IP VS was compiled built-in.</text:p>
          </table:table-cell>
          <table:table-cell table:number-columns-repeated="1022"/>
        </table:table-row>
        <table:table-row table:style-name="ro1">
          <table:table-cell table:style-name="ce5" office:value-type="string" calcext:value-type="string">
            <text:p>REISERFS_FS</text:p>
          </table:table-cell>
          <table:table-cell table:style-name="ce5" office:value-type="string" calcext:value-type="string">
            <text:p>Stores not just filenames but the files themselves in a balanced tree. <text:s/>Uses journalling. <text:s/>Balanced trees are more efficient than traditional file system architectural foundations. <text:s/>In general, ReiserFS is as fast as ext2, but is very efficient with large directories and small files. <text:s/>Additional patches are needed for NFS and quotas, please see <text:s/>&lt;https://reiser4.wiki.kernel.org/index.php/Main_Page&gt; for links. <text:s/>It is more easily extended to have features currently found in database and keyword search systems than block allocation based file systems are. <text:s/>The next version will be so extended, and will support plugins consistent with our motto ``It takes more than a license to make source code open.'' <text:s/>Read &lt;https://reiser4.wiki.kernel.org/index.php/Main_Page&gt; <text:s/>to learn more about reiserfs. <text:s/>Sponsored by Threshold Networks, Emusic.com, and Bigstorage.com. <text:s/>If you like it, you can pay us to add new features to it that you need, buy a support contract, or pay us to port it to another OS.</text:p>
          </table:table-cell>
          <table:table-cell table:style-name="ce5" table:number-columns-repeated="1022"/>
        </table:table-row>
        <table:table-row table:style-name="ro1">
          <table:table-cell office:value-type="string" calcext:value-type="string">
            <text:p>NLS_DEFAULT</text:p>
          </table:table-cell>
          <table:table-cell office:value-type="string" calcext:value-type="string">
            <text:p>The default NLS used when mounting file system. Note, that this is the NLS used by your console, not the NLS used by a specific file system (if different) to store data (filenames) on a disk. Currently, the valid values are: big5, cp437, cp737, cp775, cp850, cp852, cp855, cp857, cp860, cp861, cp862, cp863, cp864, cp865, cp866, cp869, cp874, cp932, cp936, cp949, cp950, cp1251, cp1255, euc-jp, euc-kr, gb2312, iso8859-1, iso8859-2, iso8859-3, iso8859-4, iso8859-5, iso8859-6, iso8859-7, iso8859-8, iso8859-9, iso8859-13, iso8859-14, iso8859-15, koi8-r, koi8-ru, koi8-u, sjis, tis-620, macroman, utf8. If you specify a wrong value, it will use the built-in NLS</text:p>
          </table:table-cell>
          <table:table-cell office:value-type="string" calcext:value-type="string">
            <text:p><text:s/>compatible with iso8859-1. <text:s/>If unsure, specify it as "iso8859-1".</text:p>
          </table:table-cell>
          <table:table-cell table:number-columns-repeated="1021"/>
        </table:table-row>
        <table:table-row table:style-name="ro1">
          <table:table-cell table:style-name="ce5" office:value-type="string" calcext:value-type="string">
            <text:p>NLS_CODEPAGE_950</text:p>
          </table:table-cell>
          <table:table-cell table:style-name="ce5" office:value-type="string" calcext:value-type="string">
            <text:p>The Microsoft FAT file system family can deal with filenames in native language character sets. These character sets are stored in so-called DOS codepages. You need to include the appropriate codepage if you want to be able to read/write these filenames on DOS/Windows partitions correctly. This does apply to the filenames only, not to the file contents. You can include several codepages. say Y here if you want to include the DOS codepage for Traditional Chinese(Big5).</text:p>
          </table:table-cell>
          <table:table-cell table:style-name="ce5" table:number-columns-repeated="1022"/>
        </table:table-row>
        <table:table-row table:style-name="ro1">
          <table:table-cell table:style-name="ce4" office:value-type="string" calcext:value-type="string">
            <text:p>BIG_KEYS</text:p>
          </table:table-cell>
          <table:table-cell table:style-name="ce4" office:value-type="string" calcext:value-type="string">
            <text:p>This option provides support for holding large keys within the kernel (for example Kerberos ticket caches). <text:s/>The data may be stored out to swapspace by tmpfs. <text:s/>If you are unsure as to whether this is required, answer N.</text:p>
          </table:table-cell>
          <table:table-cell table:style-name="ce4" table:number-columns-repeated="1022"/>
        </table:table-row>
        <table:table-row table:style-name="ro1">
          <table:table-cell office:value-type="string" calcext:value-type="string">
            <text:p>FONT_7x14</text:p>
          </table:table-cell>
          <table:table-cell office:value-type="string" calcext:value-type="string">
            <text:p>Console font with characters just a bit smaller than the default. If the standard 8x16 font is a little too big for you, say Y. Otherwise, say N.</text:p>
          </table:table-cell>
          <table:table-cell table:number-columns-repeated="1022"/>
        </table:table-row>
        <table:table-row table:style-name="ro1">
          <table:table-cell office:value-type="string" calcext:value-type="string">
            <text:p>FONT_10x18</text:p>
          </table:table-cell>
          <table:table-cell office:value-type="string" calcext:value-type="string">
            <text:p>This is a high resolution console font for machines with very big letters. It fits between the sun 12x22 and the normal 8x16 font. If other fonts are too big or too small for you, say Y, otherwise say N.</text:p>
          </table:table-cell>
          <table:table-cell table:number-columns-repeated="1022"/>
        </table:table-row>
        <table:table-row table:style-name="ro1">
          <table:table-cell office:value-type="string" calcext:value-type="string">
            <text:p>FONT_SUN12x22</text:p>
          </table:table-cell>
          <table:table-cell office:value-type="string" calcext:value-type="string">
            <text:p>This is the high resolution console font for Sun machines with very big letters (like the letters used in the SPARC PROM). If the standard font is unreadable for you, say Y, otherwise say N.</text:p>
          </table:table-cell>
          <table:table-cell table:number-columns-repeated="1022"/>
        </table:table-row>
        <table:table-row table:style-name="ro1">
          <table:table-cell office:value-type="string" calcext:value-type="string">
            <text:p>IOMMU_DEBUG</text:p>
          </table:table-cell>
          <table:table-cell office:value-type="string" calcext:value-type="string">
            <text:p>Force the IOMMU to on even when you have less than 4GB of memory and add debugging code. On overflow always panic. And allow to enable IOMMU leak tracing. Can be disabled at boot time with iommu=noforce. This will also enable scatter gather list merging. <text:s/>Currently not recommended for production code. When you use it make sure you have a big enough IOMMU/AGP aperture. <text:s/>Most of the options enabled by this can be set more finegrained using the iommu= command line options. See Documentation/x86/x86_64/boot-options.txt for more details.</text:p>
          </table:table-cell>
          <table:table-cell table:number-columns-repeated="1022"/>
        </table:table-row>
        <table:table-row table:style-name="ro1">
          <table:table-cell office:value-type="string" calcext:value-type="string">
            <text:p>64BIT</text:p>
          </table:table-cell>
          <table:table-cell office:value-type="string" calcext:value-type="string">
            <text:p>Say yes to build a 64-bit kernel - formerly known as x86_64 Say no to build a 32-bit kernel - formerly known as i386</text:p>
          </table:table-cell>
          <table:table-cell table:number-columns-repeated="1022"/>
        </table:table-row>
        <table:table-row table:style-name="ro1">
          <table:table-cell table:style-name="ce5" office:value-type="string" calcext:value-type="string">
            <text:p>X86_BIGSMP</text:p>
          </table:table-cell>
          <table:table-cell table:style-name="ce5" office:value-type="string" calcext:value-type="string">
            <text:p>This option is needed for the systems that have more than 8 CPUs</text:p>
          </table:table-cell>
          <table:table-cell table:style-name="ce5" table:number-columns-repeated="1022"/>
        </table:table-row>
        <table:table-row table:style-name="ro1">
          <table:table-cell office:value-type="string" calcext:value-type="string">
            <text:p>X86_32_NON_STANDARD</text:p>
          </table:table-cell>
          <table:table-cell office:value-type="string" calcext:value-type="string">
            <text:p>This option compiles in the bigsmp and STA2X11 default subarchitectures. <text:s/>It is intended for a generic binary kernel. If you select them all, kernel will probe it one by one and will fallback to default.</text:p>
          </table:table-cell>
          <table:table-cell table:number-columns-repeated="1022"/>
        </table:table-row>
        <table:table-row table:style-name="ro1">
          <table:table-cell office:value-type="string" calcext:value-type="string">
            <text:p>VDSO32</text:p>
          </table:table-cell>
          <table:table-cell office:value-type="string" calcext:value-type="string">
            <text:p>This symbol controls whether we build the 32-bit VDSO. We obviously want to do that if we're building a 32-bit kernel. If we're building a 64-bit kernel then we only want a 32-bit VDSO if we're building for big endian. That is because the only little endian configuration we support is ppc64le which is 64-bit only.</text:p>
          </table:table-cell>
          <table:table-cell table:number-columns-repeated="1022"/>
        </table:table-row>
        <table:table-row table:style-name="ro1">
          <table:table-cell office:value-type="string" calcext:value-type="string">
            <text:p>CPU_BIG_ENDIAN</text:p>
          </table:table-cell>
          <table:table-cell office:value-type="string" calcext:value-type="string">
            <text:p>Say Y if you plan on running a kernel in big-endian mode.</text:p>
          </table:table-cell>
          <table:table-cell table:number-columns-repeated="1022"/>
        </table:table-row>
        <table:table-row table:style-name="ro1">
          <table:table-cell office:value-type="string" calcext:value-type="string">
            <text:p>ARC_CPU_770</text:p>
          </table:table-cell>
          <table:table-cell office:value-type="string" calcext:value-type="string">
            <text:p>Support for ARC770 core introduced with Rel 4.10 (Summer 2011) This core has a bunch of cool new features: -MMU-v3: Variable Page Sz (4k, 8k, 16k), bigger J-TLB (128x4) <text:s text:c="9"/>Shared Address Spaces (for sharing TLB entires in MMU) -Caches: New Prog Model, Region Flush -Insns: endian swap, load-locked/store-conditional, time-stamp-ctr</text:p>
          </table:table-cell>
          <table:table-cell table:number-columns-repeated="1022"/>
        </table:table-row>
        <table:table-row table:style-name="ro1">
          <table:table-cell office:value-type="string" calcext:value-type="string">
            <text:p>PERFMON</text:p>
          </table:table-cell>
          <table:table-cell office:value-type="string" calcext:value-type="string">
            <text:p>Selects whether support for the IA-64 performance monitor hardware is included in the kernel. <text:s/>This makes some kernel data-structures a little bigger and slows down execution a bit, but it is generally a good idea to turn this on. <text:s/>If you're unsure, say Y.</text:p>
          </table:table-cell>
          <table:table-cell table:number-columns-repeated="1022"/>
        </table:table-row>
        <table:table-row table:style-name="ro1">
          <table:table-cell table:style-name="ce5" office:value-type="string" calcext:value-type="string">
            <text:p>BMIPS_GENERIC</text:p>
          </table:table-cell>
          <table:table-cell table:style-name="ce5" office:value-type="string" calcext:value-type="string">
            <text:p>Build a generic DT-based kernel image that boots on select BCM33xx cable modem chips, BCM63xx DSL chips, and BCM7xxx set-top box chips. <text:s/>Note that CONFIG_CPU_BIG_ENDIAN/CONFIG_CPU_LITTLE_ENDIAN must be set appropriately for your board.</text:p>
          </table:table-cell>
          <table:table-cell table:style-name="ce5" table:number-columns-repeated="1022"/>
        </table:table-row>
        <table:table-row table:style-name="ro1">
          <table:table-cell table:style-name="ce5" office:value-type="string" calcext:value-type="string">
            <text:p>MACH_NET2BIG</text:p>
          </table:table-cell>
          <table:table-cell table:style-name="ce5" office:value-type="string" calcext:value-type="string">
            <text:p>Say 'Y' here if you want your kernel to support the LaCie 2Big Network NAS.</text:p>
          </table:table-cell>
          <table:table-cell table:style-name="ce5" table:number-columns-repeated="1022"/>
        </table:table-row>
        <table:table-row table:style-name="ro1">
          <table:table-cell office:value-type="string" calcext:value-type="string">
            <text:p>EXYNOS5420_MCPM</text:p>
          </table:table-cell>
          <table:table-cell office:value-type="string" calcext:value-type="string">
            <text:p>This is needed to provide CPU and cluster power management on Exynos5420 implementing big.LITTLE.</text:p>
          </table:table-cell>
          <table:table-cell table:number-columns-repeated="1022"/>
        </table:table-row>
        <table:table-row table:style-name="ro1">
          <table:table-cell office:value-type="string" calcext:value-type="string">
            <text:p>ARCH_VEXPRESS_DCSCB</text:p>
          </table:table-cell>
          <table:table-cell office:value-type="string" calcext:value-type="string">
            <text:p>Support for the Dual Cluster System Configuration Block (DCSCB). This is needed to provide CPU and cluster power management on RTSM implementing big.LITTLE.</text:p>
          </table:table-cell>
          <table:table-cell table:number-columns-repeated="1022"/>
        </table:table-row>
        <table:table-row table:style-name="ro1">
          <table:table-cell office:value-type="string" calcext:value-type="string">
            <text:p>ARCH_VEXPRESS_TC2_PM</text:p>
          </table:table-cell>
          <table:table-cell office:value-type="string" calcext:value-type="string">
            <text:p>Support for CPU and cluster power management on Versatile Express with a TC2 (A15x2 A7x3) big.LITTLE core tile.</text:p>
          </table:table-cell>
          <table:table-cell table:number-columns-repeated="1022"/>
        </table:table-row>
        <table:table-row table:style-name="ro1">
          <table:table-cell office:value-type="string" calcext:value-type="string">
            <text:p>CPU_ENDIAN_BE8</text:p>
          </table:table-cell>
          <table:table-cell office:value-type="string" calcext:value-type="string">
            <text:p>Support for the BE-8 (big-endian) mode on ARMv6 and ARMv7 processors.</text:p>
          </table:table-cell>
          <table:table-cell table:number-columns-repeated="1022"/>
        </table:table-row>
        <table:table-row table:style-name="ro1">
          <table:table-cell office:value-type="string" calcext:value-type="string">
            <text:p>CPU_ENDIAN_BE32</text:p>
          </table:table-cell>
          <table:table-cell office:value-type="string" calcext:value-type="string">
            <text:p>Support for the BE-32 (big-endian) mode on pre-ARMv6 processors.</text:p>
          </table:table-cell>
          <table:table-cell table:number-columns-repeated="1022"/>
        </table:table-row>
        <table:table-row table:style-name="ro1">
          <table:table-cell office:value-type="string" calcext:value-type="string">
            <text:p>ARCH_SUPPORTS_BIG_ENDIAN</text:p>
          </table:table-cell>
          <table:table-cell office:value-type="string" calcext:value-type="string">
            <text:p>This option specifies the architecture can support big endian operation.</text:p>
          </table:table-cell>
          <table:table-cell table:number-columns-repeated="1022"/>
        </table:table-row>
        <table:table-row table:style-name="ro1">
          <table:table-cell office:value-type="string" calcext:value-type="string">
            <text:p>MCPM</text:p>
          </table:table-cell>
          <table:table-cell office:value-type="string" calcext:value-type="string">
            <text:p>This option provides the common power management infrastructure for (multi-)cluster based systems, such as big.LITTLE based systems.</text:p>
          </table:table-cell>
          <table:table-cell table:number-columns-repeated="1022"/>
        </table:table-row>
        <table:table-row table:style-name="ro1">
          <table:table-cell office:value-type="string" calcext:value-type="string">
            <text:p>BIG_LITTLE</text:p>
          </table:table-cell>
          <table:table-cell office:value-type="string" calcext:value-type="string">
            <text:p>This option enables support selections for the big.LITTLE system architecture.</text:p>
          </table:table-cell>
          <table:table-cell table:number-columns-repeated="1022"/>
        </table:table-row>
        <table:table-row table:style-name="ro1">
          <table:table-cell office:value-type="string" calcext:value-type="string">
            <text:p>BL_SWITCHER</text:p>
          </table:table-cell>
          <table:table-cell office:value-type="string" calcext:value-type="string">
            <text:p>The big.LITTLE "switcher" provides the core functionality to transparently handle transition between a cluster of A15's and a cluster of A7's in a big.LITTLE system.</text:p>
          </table:table-cell>
          <table:table-cell table:number-columns-repeated="1022"/>
        </table:table-row>
        <table:table-row table:style-name="ro1">
          <table:table-cell office:value-type="string" calcext:value-type="string">
            <text:p>BL_SWITCHER_DUMMY_IF</text:p>
          </table:table-cell>
          <table:table-cell office:value-type="string" calcext:value-type="string">
            <text:p>This is a simple and dummy char dev interface to control the big.LITTLE switcher core code. <text:s/>It is meant for debugging purposes only.</text:p>
          </table:table-cell>
          <table:table-cell table:number-columns-repeated="1022"/>
        </table:table-row>
        <table:table-row table:style-name="ro1">
          <table:table-cell office:value-type="string" calcext:value-type="string">
            <text:p>AEABI</text:p>
          </table:table-cell>
          <table:table-cell office:value-type="string" calcext:value-type="string">
            <text:p>This option allows for the kernel to be compiled using the latest ARM ABI (aka EABI). <text:s/>This is only useful if you are using a user space environment that is also compiled with EABI. <text:s/>Since there are major incompatibilities between the legacy ABI and EABI, especially with regard to structure member alignment, this option also changes the kernel syscall calling convention to disambiguate both ABIs and allow for backward compatibility support (selected with CONFIG_OABI_COMPAT). <text:s/>To use this you need GCC version 4.0.0 or later.</text:p>
          </table:table-cell>
          <table:table-cell table:number-columns-repeated="1022"/>
        </table:table-row>
        <table:table-row table:style-name="ro1">
          <table:table-cell office:value-type="string" calcext:value-type="string">
            <text:p>ETRAX_PTABLE_SECTOR</text:p>
          </table:table-cell>
          <table:table-cell office:value-type="string" calcext:value-type="string">
            <text:p>Byte-offset of the partition table in the first flash chip. The default value is 64kB and should not be changed unless you know exactly what you are doing. The only valid reason for changing this is when the flash block size is bigger than 64kB (e.g. when using two parallel 16 bit flashes).</text:p>
          </table:table-cell>
          <table:table-cell table:number-columns-repeated="1022"/>
        </table:table-row>
        <table:table-row table:style-name="ro1">
          <table:table-cell office:value-type="string" calcext:value-type="string">
            <text:p>BFIN_INS_LOWOVERHEAD</text:p>
          </table:table-cell>
          <table:table-cell office:value-type="string" calcext:value-type="string">
            <text:p>Reads on the Blackfin are speculative. In Blackfin terms, this means they can be interrupted at any time (even after they have been issued on to the external bus), and re-issued after the interrupt occurs. For memory - this is not a big deal, since memory does not change if it sees a read. <text:s/>If a FIFO is sitting on the end of the read, it will see two reads, when the core only sees one since the FIFO receives both the read which is cancelled (and not delivered to the core) and the one which is re-issued (which is delivered to the core). <text:s/>To solve this, interrupts are turned off before reads occur to I/O space. This option controls which the overhead/latency of controlling interrupts during this time <text:s/>"n" turns interrupts off every read <text:s text:c="6"/>(higher overhead, but lower interrupt latency) <text:s/>"y" turns interrupts off every loop <text:s text:c="6"/>(low overhead, but longer interrupt latency) <text:s/>default behavior is to leave this set to on (type "Y"). If you are experiencing interrupt latency issues, it is safe and OK to turn this off.</text:p>
          </table:table-cell>
          <table:table-cell table:number-columns-repeated="1022"/>
        </table:table-row>
        <table:table-row table:style-name="ro1" table:number-rows-repeated="104851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21:24:22.7394135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date>2019-07-03T21:24:30.906715458</dc:date>
    <meta:editing-duration>PT12M9S</meta:editing-duration>
    <meta:editing-cycles>17</meta:editing-cycles>
    <meta:document-statistic meta:table-count="1" meta:cell-count="115" meta:object-count="0"/>
  </office:meta>
</office:document-meta>
</file>